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Linux_Libertine_G_3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nux_Libertine_G_1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Linux_Libertine_G_2.ttf" manifest:media-type="application/x-font-ttf"/>
  <manifest:file-entry manifest:full-path="Fonts/Font_Linux_Libertine_G_4.ttf" manifest:media-type="application/x-font-ttf"/>
  <manifest:file-entry manifest:full-path="Fonts/Font_Trebuchet_MS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124cm" fo:margin-left="0cm" fo:margin-top="0cm" fo:margin-bottom="0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3.755cm"/>
    </style:style>
    <style:style style:name="Table1.D" style:family="table-column">
      <style:table-column-properties style:column-width="3.889cm"/>
    </style:style>
    <style:style style:name="Table1.E" style:family="table-column">
      <style:table-column-properties style:column-width="3.891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B1" style:family="table-cell">
      <style:table-cell-properties style:vertical-align="middle" fo:padding="0.176cm" fo:border-left="none" fo:border-right="1pt solid #000000" fo:border-top="1pt solid #000000" fo:border-bottom="1pt solid #000000"/>
    </style:style>
    <style:style style:name="Table1.2" style:family="table-row">
      <style:table-row-properties style:min-row-height="0.914cm" fo:keep-together="auto"/>
    </style:style>
    <style:style style:name="Table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2" style:family="table-cell">
      <style:table-cell-properties style:vertical-align="middle" fo:padding="0.176cm" fo:border-left="none" fo:border-right="1pt solid #000000" fo:border-top="none" fo:border-bottom="1pt solid #000000"/>
    </style:style>
    <style:style style:name="Table1.3" style:family="table-row">
      <style:table-row-properties style:min-row-height="0.873cm" fo:keep-together="auto"/>
    </style:style>
    <style:style style:name="Table1.B3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Standard" style:master-pag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style:page-number="1"/>
      <style:text-properties fo:font-size="72pt" style:font-size-asian="72pt" style:font-size-complex="7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/>
      <style:text-properties fo:font-size="24pt" fo:font-style="italic" fo:background-color="#b6d7a8" style:font-size-asian="24pt" style:font-style-asian="italic" style:font-size-complex="24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72pt" fo:font-style="italic" officeooo:rsid="001a349f" officeooo:paragraph-rsid="001a349f" fo:background-color="#b6d7a8" style:font-size-asian="72pt" style:font-style-asian="italic" style:font-size-complex="72pt" style:font-style-complex="italic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353cm" fo:margin-bottom="0cm" style:contextual-spacing="false" fo:line-height="125%" fo:text-align="center" style:justify-single-word="false" fo:text-indent="0cm" style:auto-text-indent="false" style:page-number="auto" fo:background-color="transparent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font-size="13pt" fo:font-weight="bold" fo:background-color="transparent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fo:background-color="transparen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fo:background-color="transparen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font-style="italic" officeooo:rsid="001a349f" officeooo:paragraph-rsid="001a349f" fo:background-color="transparent" style:font-style-asian="italic" style:font-style-complex="italic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font-style="italic" fo:background-color="transparent" style:font-style-asian="italic" style:font-style-complex="italic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ackground-color="transparent"/>
      <style:text-properties fo:font-size="8pt" fo:font-style="italic" officeooo:rsid="001a349f" officeooo:paragraph-rsid="001a349f" fo:background-color="transparent" style:font-size-asian="8pt" style:font-style-asian="italic" style:font-size-complex="8pt" style:font-style-complex="italic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font-size="8pt" fo:font-style="italic" officeooo:rsid="001a349f" officeooo:paragraph-rsid="001a349f" fo:background-color="transparent" style:font-size-asian="8pt" style:font-style-asian="italic" style:font-size-complex="8pt" style:font-style-complex="italic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font-size="8pt" fo:font-style="italic" fo:background-color="transparent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fo:font-style="italic" fo:background-color="transparent" style:font-style-asian="italic" style:font-style-complex="italic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fo:font-style="italic" officeooo:rsid="001a349f" officeooo:paragraph-rsid="001a349f" fo:background-color="transparent" style:font-style-asian="italic" style:font-style-complex="italic"/>
    </style:style>
    <style:style style:name="P16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</style:style>
    <style:style style:name="P18" style:family="paragraph" style:parent-style-name="Standard" style:list-style-name="WWNum7">
      <style:paragraph-properties fo:margin-top="0.423cm" fo:margin-bottom="0.423cm" style:contextual-spacing="false" fo:line-height="100%"/>
    </style:style>
    <style:style style:name="P19" style:family="paragraph" style:parent-style-name="Standard" style:list-style-name="WWNum3">
      <style:paragraph-properties fo:margin-top="0.423cm" fo:margin-bottom="0.423cm" style:contextual-spacing="false" fo:line-height="100%"/>
      <style:text-properties fo:background-color="#d9ead3"/>
    </style:style>
    <style:style style:name="P20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 style:list-style-name="WWNum8">
      <style:paragraph-properties fo:margin-top="0.423cm" fo:margin-bottom="0cm" style:contextual-spacing="false" fo:line-height="100%"/>
    </style:style>
    <style:style style:name="P22" style:family="paragraph" style:parent-style-name="Standard" style:list-style-name="WWNum8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3" style:family="paragraph" style:parent-style-name="Standard" style:list-style-name="WWNum8">
      <style:paragraph-properties fo:margin-left="2.54cm" fo:margin-right="0cm" fo:margin-top="0cm" fo:margin-bottom="0cm" style:contextual-spacing="false" fo:line-height="100%" fo:text-indent="-0.635cm" style:auto-text-indent="false"/>
      <style:text-properties fo:background-color="#d9ead3"/>
    </style:style>
    <style:style style:name="P24" style:family="paragraph" style:parent-style-name="Standard" style:list-style-name="WWNum8">
      <style:paragraph-properties fo:margin-left="2.54cm" fo:margin-right="0cm" fo:margin-top="0cm" fo:margin-bottom="0.423cm" style:contextual-spacing="false" fo:line-height="100%" fo:text-indent="-0.635cm" style:auto-text-indent="false"/>
      <style:text-properties fo:background-color="#d9ead3"/>
    </style:style>
    <style:style style:name="P25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fo:font-style="italic" style:font-style-asian="italic" style:font-style-complex="italic"/>
    </style:style>
    <style:style style:name="P26" style:family="paragraph" style:parent-style-name="Standard" style:list-style-name="WWNum11">
      <style:paragraph-properties fo:margin-top="0.423cm" fo:margin-bottom="0cm" style:contextual-spacing="false" fo:line-height="100%"/>
      <style:text-properties fo:font-weight="bold" style:font-weight-asian="bold" style:font-weight-complex="bold"/>
    </style:style>
    <style:style style:name="P27" style:family="paragraph" style:parent-style-name="Standard" style:list-style-name="WWNum11">
      <style:paragraph-properties fo:margin-top="0cm" fo:margin-bottom="0cm" style:contextual-spacing="false" fo:line-height="100%"/>
      <style:text-properties fo:background-color="#d9ead3"/>
    </style:style>
    <style:style style:name="P28" style:family="paragraph" style:parent-style-name="Standard" style:list-style-name="WWNum11">
      <style:paragraph-properties fo:margin-top="0cm" fo:margin-bottom="0.423cm" style:contextual-spacing="false" fo:line-height="100%"/>
      <style:text-properties fo:background-color="#d9ead3"/>
    </style:style>
    <style:style style:name="P29" style:family="paragraph" style:parent-style-name="Standard" style:list-style-name="WWNum10">
      <style:paragraph-properties fo:margin-top="0.423cm" fo:margin-bottom="0cm" style:contextual-spacing="false" fo:line-height="100%"/>
      <style:text-properties fo:font-weight="bold" style:font-weight-asian="bold" style:font-weight-complex="bold"/>
    </style:style>
    <style:style style:name="P30" style:family="paragraph" style:parent-style-name="Standard" style:list-style-name="WWNum10">
      <style:paragraph-properties fo:margin-top="0cm" fo:margin-bottom="0.423cm" style:contextual-spacing="false" fo:line-height="100%"/>
    </style:style>
    <style:style style:name="P31" style:family="paragraph" style:parent-style-name="Standard">
      <style:paragraph-properties fo:margin-left="1.27cm" fo:margin-right="0cm" fo:margin-top="0.423cm" fo:margin-bottom="0.423cm" style:contextual-spacing="false" fo:line-height="100%" fo:text-indent="1.27cm" style:auto-text-indent="false"/>
    </style:style>
    <style:style style:name="P32" style:family="paragraph" style:parent-style-name="Standard" style:list-style-name="WWNum5">
      <style:paragraph-properties fo:margin-top="0.423cm" fo:margin-bottom="0.423cm" style:contextual-spacing="false" fo:line-height="100%"/>
    </style:style>
    <style:style style:name="P33" style:family="paragraph" style:parent-style-name="Standard" style:list-style-name="WWNum4">
      <style:paragraph-properties fo:margin-top="0.423cm" fo:margin-bottom="0cm" style:contextual-spacing="false" fo:line-height="100%"/>
    </style:style>
    <style:style style:name="P34" style:family="paragraph" style:parent-style-name="Standard" style:list-style-name="WWNum4">
      <style:paragraph-properties fo:margin-top="0cm" fo:margin-bottom="0.423cm" style:contextual-spacing="false" fo:line-height="100%"/>
    </style:style>
    <style:style style:name="P35" style:family="paragraph" style:parent-style-name="Standard" style:list-style-name="WWNum9">
      <style:paragraph-properties fo:margin-top="0.423cm" fo:margin-bottom="0cm" style:contextual-spacing="false" fo:line-height="100%"/>
    </style:style>
    <style:style style:name="P36" style:family="paragraph" style:parent-style-name="Standard" style:list-style-name="WWNum9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37" style:family="paragraph" style:parent-style-name="Standard" style:list-style-name="WWNum9">
      <style:paragraph-properties fo:margin-left="2.54cm" fo:margin-right="0cm" fo:margin-top="0cm" fo:margin-bottom="0cm" style:contextual-spacing="false" fo:line-height="100%" fo:text-indent="-0.635cm" style:auto-text-indent="false"/>
      <style:text-properties fo:font-style="italic" style:font-style-asian="italic" style:font-style-complex="italic"/>
    </style:style>
    <style:style style:name="P38" style:family="paragraph" style:parent-style-name="Standard" style:list-style-name="WWNum9">
      <style:paragraph-properties fo:margin-left="2.54cm" fo:margin-right="0cm" fo:margin-top="0cm" fo:margin-bottom="0.423cm" style:contextual-spacing="false" fo:line-height="100%" fo:text-indent="-0.635cm" style:auto-text-indent="false"/>
    </style:style>
    <style:style style:name="P39" style:family="paragraph" style:parent-style-name="Standard" style:list-style-name="WWNum6">
      <style:paragraph-properties fo:margin-top="0.423cm" fo:margin-bottom="0cm" style:contextual-spacing="false" fo:line-height="100%"/>
    </style:style>
    <style:style style:name="P40" style:family="paragraph" style:parent-style-name="Standard" style:list-style-name="WWNum6">
      <style:paragraph-properties fo:margin-top="0cm" fo:margin-bottom="0.423cm" style:contextual-spacing="false" fo:line-height="100%"/>
    </style:style>
    <style:style style:name="P41" style:family="paragraph" style:parent-style-name="Standard" style:list-style-name="WWNum1">
      <style:paragraph-properties fo:margin-top="0.423cm" fo:margin-bottom="0.423cm" style:contextual-spacing="false" fo:line-height="100%"/>
    </style:style>
    <style:style style:name="P42" style:family="paragraph" style:parent-style-name="Standard" style:list-style-name="WWNum2">
      <style:paragraph-properties fo:margin-top="0.423cm" fo:margin-bottom="0cm" style:contextual-spacing="false" fo:line-height="100%"/>
      <style:text-properties fo:font-weight="bold" style:font-weight-asian="bold" style:font-weight-complex="bold"/>
    </style:style>
    <style:style style:name="P43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44" style:family="paragraph" style:parent-style-name="Standard" style:list-style-name="WWNum2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45" style:family="paragraph" style:parent-style-name="Standard" style:list-style-name="WWNum2">
      <style:paragraph-properties fo:margin-left="2.54cm" fo:margin-right="0cm" fo:margin-top="0cm" fo:margin-bottom="0.423cm" style:contextual-spacing="false" fo:line-height="100%" fo:text-indent="-0.635cm" style:auto-text-indent="false"/>
    </style:style>
    <style:style style:name="T1" style:family="text">
      <style:text-properties fo:font-size="47pt" style:font-size-asian="47pt" style:font-size-complex="47pt"/>
    </style:style>
    <style:style style:name="T2" style:family="text">
      <style:text-properties fo:font-size="47pt" fo:font-style="italic" officeooo:rsid="001a349f" fo:background-color="#b6d7a8" loext:char-shading-value="0" style:font-size-asian="47pt" style:font-style-asian="italic" style:font-size-complex="47pt" style:font-style-complex="italic"/>
    </style:style>
    <style:style style:name="T3" style:family="text">
      <style:text-properties fo:font-size="72pt" fo:font-style="italic" fo:background-color="#b6d7a8" loext:char-shading-value="0" style:font-size-asian="72pt" style:font-style-asian="italic" style:font-size-complex="72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a349f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#d9ead3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Pracovní list</text:p>
      <text:p text:style-name="P2"><text:span text:style-name="T1">Tým: </text:span><text:span text:style-name="T2">VyvojovyDiagram</text:span><text:span text:style-name="T3"><text:line-break/></text:span></text:p>
      <text:p text:style-name="P3">[Zde vložte vybrané logo vašeho týmu]</text:p>
      <text:p text:style-name="P4">!!!!looogooo!!!!</text:p>
      <text:p text:style-name="P5"><text:line-break/><text:line-break/><text:line-break/><text:line-break/><text:line-break/>(Tento dokument slouží jako váš hlavní projektový deník. Budete se k němu vracet v průběhu celého projektu a doplňovat ho.)</text:p>
      <text:p text:style-name="P6"><text:bookmark text:name="_qalzgx93wpom"/>1. Náš tým a role</text:p>
      <text:p text:style-name="P7"><text:span text:style-name="T4">Členové týmu:</text:span> <text:span text:style-name="T5">(Vyplňte tabulku podle toho, jak jste si rozdělili hlavní zaměření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Jméno</text:p>
          </table:table-cell>
          <table:table-cell table:style-name="Table1.B1" office:value-type="string">
            <text:p text:style-name="P9">Jan Pichl</text:p>
          </table:table-cell>
          <table:table-cell table:style-name="Table1.B1" office:value-type="string">
            <text:p text:style-name="P9">Dominik Stejskal</text:p>
          </table:table-cell>
          <table:table-cell table:style-name="Table1.B1" office:value-type="string">
            <text:p text:style-name="P9">Gabriel Tomášek</text:p>
          </table:table-cell>
          <table:table-cell table:style-name="Table1.B1" office:value-type="string">
            <text:p text:style-name="P10"><text:span text:style-name="T6">Michal Tomanec</text:span> </text:p>
          </table:table-cell>
        </table:table-row>
        <table:table-row table:style-name="Table1.2">
          <table:table-cell table:style-name="Table1.A2" office:value-type="string">
            <text:p text:style-name="P8">E-mail</text:p>
          </table:table-cell>
          <table:table-cell table:style-name="Table1.B2" office:value-type="string">
            <text:p text:style-name="P11">pichl22075@zak.gvid.cz </text:p>
          </table:table-cell>
          <table:table-cell table:style-name="Table1.B2" office:value-type="string">
            <text:p text:style-name="P12">stejs22082@zak.gvid.cz</text:p>
          </table:table-cell>
          <table:table-cell table:style-name="Table1.B2" office:value-type="string">
            <text:p text:style-name="P13">tomas22087@zak.gvid.cz</text:p>
          </table:table-cell>
          <table:table-cell table:style-name="Table1.B2" office:value-type="string">
            <text:p text:style-name="P13">toman22086@zak.gvid.cz</text:p>
          </table:table-cell>
        </table:table-row>
        <text:soft-page-break/>
        <table:table-row table:style-name="Table1.3">
          <table:table-cell table:style-name="Table1.A2" office:value-type="string">
            <text:p text:style-name="P8">Silné stránky (které mohou týmu pomoci při řešení tohoto projektu)</text:p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5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4"/>
          </table:table-cell>
        </table:table-row>
        <table:table-row table:style-name="Table1.3">
          <table:table-cell table:style-name="Table1.A2" office:value-type="string">
            <text:p text:style-name="P8">Hlavní role v týmu<text:span text:style-name="T5"><text:line-break/></text:span>(Kód, Hardware, Vedení projektu, Podpora, video, střih videa apod.)<text:line-break/><text:span text:style-name="T5">[Postupně můžete doplňovat]</text:span></text:p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4"/>
          </table:table-cell>
        </table:table-row>
      </table:table>
      <text:p text:style-name="P16"><text:bookmark text:name="_d8j414x7kfjn"/>2. Návrh řešení a prezentace</text:p>
      <text:p text:style-name="P17"><text:span text:style-name="T4">Stručný popis našeho projektu:</text:span> <text:span text:style-name="T5">(2–3 věty o tom, co váš IoT projekt dělá a jaký problém řeší)</text:span></text:p>
      <text:list text:style-name="WWNum7">
        <text:list-item>
          <text:p text:style-name="P18">[Doplňte text]</text:p>
        </text:list-item>
      </text:list>
      <text:p text:style-name="P17"><text:span text:style-name="T4">Odkaz na prezentaci návrhu:</text:span> <text:span text:style-name="T5">(Vložte odkaz na vaše Google Prezentace. Nezapomeňte nastavit práva ke čtení pro spolužáky a komentování pro učitele!)</text:span></text:p>
      <text:list text:style-name="WWNum3">
        <text:list-item>
          <text:p text:style-name="P19"><text:a xlink:type="simple" xlink:href="https://docs.google.com/presentation/d/1HOB2TwPTS2FYi_QWaaxn-_230aHcDhLRo9I_jh2FWCg/edit?usp=sharing" text:style-name="Internet_20_link" text:visited-style-name="Visited_20_Internet_20_Link"><text:span text:style-name="T7">https://docs.google.com/presentation/d/1HOB2TwPTS2FYi_QWaaxn-_230aHcDhLRo9I_jh2FWCg/edit?usp=sharing</text:span></text:a></text:p>
        </text:list-item>
      </text:list>
      <text:p text:style-name="P20">Zpětná vazba z obhajoby návrhu (Kontrolní bod):</text:p>
      <text:list text:style-name="WWNum8">
        <text:list-item>
          <text:p text:style-name="P21"><text:span text:style-name="T4">Datum prezentace:</text:span> <text:span text:style-name="T8">[Doplňte datum]</text:span></text:p>
        </text:list-item>
        <text:list-item>
          <text:p text:style-name="P22">Poznámky od učitelů a spolužáků (Co máme zlepšit, doplnit nebo změnit):</text:p>
          <text:list>
            <text:list-item>
              <text:p text:style-name="P23">[Doplňte poznámku 1]</text:p>
            </text:list-item>
            <text:list-item>
              <text:p text:style-name="P24">[Doplňte poznámku 2]</text:p>
            </text:list-item>
          </text:list>
        </text:list-item>
      </text:list>
      <text:p text:style-name="P16"><text:bookmark text:name="_93er2jr983s"/>3. Plán a rozdělení úkolů v týmu</text:p>
      <text:p text:style-name="P25">(Vypište konkrétní kroky z vaší prezentace, abyste věděli, kdo má co na starosti. Domluvte si formát - tabulka, seznam. Využijte při tom “@jméno” k notifikaci členů.)</text:p>
      <text:list text:style-name="WWNum11">
        <text:list-item>
          <text:p text:style-name="P26">Co: | Kdo: | Termín dokončení: | Stav (Splněno / V řešení):</text:p>
        </text:list-item>
        <text:list-item>
          <text:p text:style-name="P27">[Doplňte úkol] | [Doplňte jméno] | [Doplňte termín] | [Doplňte stav]</text:p>
        </text:list-item>
        <text:list-item>
          <text:p text:style-name="P27">[Doplňte úkol] | [Doplňte jméno] | [Doplňte termín] | [Doplňte stav]</text:p>
        </text:list-item>
        <text:list-item>
          <text:p text:style-name="P28">[Doplňte úkol] | [Doplňte jméno] | [Doplňte termín] | [Doplňte stav]</text:p>
        </text:list-item>
      </text:list>
      <text:p text:style-name="Standard"/>
      <text:p text:style-name="P16"><text:bookmark text:name="_c0uu9jsad11"/>4. Hardware a seznam komponent</text:p>
      <text:p text:style-name="P25">(Seznam součástek, které nejsou ve standardním školním setu a je nutné je zajistit.)</text:p>
      <text:list text:style-name="WWNum10">
        <text:list-item>
          <text:p text:style-name="P29"><text:soft-page-break/>Název komponenty | Odkaz na e-shop | Cena (nebo uveďte "Je ve škole")</text:p>
        </text:list-item>
        <text:list-item>
          <text:p text:style-name="P30">[Např. Senzor vlhkosti půdy] | [Odkaz] | [85 Kč / Je ve škole mimo sety/ pořídíme si svépomocí]</text:p>
        </text:list-item>
      </text:list>
      <text:p text:style-name="P31"/>
      <text:p text:style-name="P16"><text:bookmark text:name="_fdm7hx3uustz"/></text:p>
      <text:p text:style-name="P16"><text:bookmark text:name="_6nh20vgm5lwj"/>5. Projektové soubory a kód</text:p>
      <text:p text:style-name="P17">Vytvořte si na Google Disku společnou složku. Do ní si budete ukládat zdrojové kódy (zip projektů), stažené Arduino knihovny, fotky ze stavby a další materiály. Složku nasdílejte učitelům s právem "Čtenář", členům týmu s právem “Upravit”. Do této složky průběžně ukládejte vše, co projektu potřebujete, abyste v případě kdy bude některý z členů týmu nepřítomný, mohli pokračovat v práci.</text:p>
      <text:list text:style-name="WWNum5">
        <text:list-item>
          <text:p text:style-name="P32"><text:span text:style-name="T4">Odkaz na naši sdílenou složku na Disku:</text:span> [Vložte odkaz]</text:p>
        </text:list-item>
      </text:list>
      <text:p text:style-name="P17"><text:span text:style-name="T4">Seznam použitých Arduino knihoven:</text:span> <text:span text:style-name="T5">(Vypište knihovny, které ve svém kódu využíváte, např. DHT.h, WiFi.h)</text:span></text:p>
      <text:list text:style-name="WWNum4">
        <text:list-item>
          <text:p text:style-name="P33">[Doplňte název knihovny]</text:p>
        </text:list-item>
        <text:list-item>
          <text:p text:style-name="P34">[Doplňte název knihovny]</text:p>
        </text:list-item>
      </text:list>
      <text:p text:style-name="P16"><text:bookmark text:name="_c8o5mbap104j"/></text:p>
      <text:p text:style-name="Standard"/>
      <text:p text:style-name="Standard"/>
      <text:p text:style-name="P16"><text:bookmark text:name="_xoy2wdgakjgr"/>6. Konstrukce a fyzické zapojení</text:p>
      <text:list text:style-name="WWNum9">
        <text:list-item>
          <text:p text:style-name="P35"><text:span text:style-name="T4">Datum dokončení zapojení:</text:span> [Doplňte datum]</text:p>
        </text:list-item>
        <text:list-item>
          <text:p text:style-name="P36">Fotografie zapojení:</text:p>
          <text:list>
            <text:list-item>
              <text:p text:style-name="P37">[Sem vložte 1–2 jasné fotky vašeho zapojeného Arduina a obvodů na nepájivém poli]</text:p>
            </text:list-item>
          </text:list>
        </text:list-item>
        <text:list-item>
          <text:p text:style-name="P36">Poznámky k zapojení:</text:p>
          <text:list>
            <text:list-item>
              <text:p text:style-name="P37">(Např.: Na jaké piny jste připojili senzory? Na co si dát pozor při napájení?)</text:p>
            </text:list-item>
            <text:list-item>
              <text:p text:style-name="P38">[Doplňte poznámky]</text:p>
            </text:list-item>
          </text:list>
        </text:list-item>
      </text:list>
      <text:p text:style-name="P16"><text:bookmark text:name="_ty2c8x8ph7tc"/></text:p>
      <text:p text:style-name="P16"><text:bookmark text:name="_byyjptwg917w"/>7. Oživení a IoT komunikace (Další kroky)</text:p>
      <text:p text:style-name="P25">(Zaznamenejte si postup nahrávání kódu a propojení s internetem)</text:p>
      <text:list text:style-name="WWNum6">
        <text:list-item>
          <text:p text:style-name="P39"><text:span text:style-name="T4">Úspěšné nahrání kódu (Datum):</text:span> [Doplňte datum]</text:p>
        </text:list-item>
        <text:list-item>
          <text:p text:style-name="P40"><text:span text:style-name="T4">IoT Platforma / Aplikace (Kde se data z Arduina zobrazují):</text:span> <text:span text:style-name="T5">(Např. Arduino Cloud, Blynk, ThingSpeak...)</text:span></text:p>
        </text:list-item>
      </text:list>
      <text:p text:style-name="P16"><text:bookmark text:name="_o09o5vpq8l40"/></text:p>
      <text:p text:style-name="P16"><text:bookmark text:name="_9ku0n8evncd1"/>8. Výsledná prezentace (video)</text:p>
      <text:p text:style-name="P17">Až bude váš projekt hotový a funkční, natočte krátké video, které vaše řešení představuje v akci.</text:p>
      <text:list text:style-name="WWNum1">
        <text:list-item>
          <text:p text:style-name="P41"><text:span text:style-name="T4">Odkaz na video s prezentací výsledného produktu:</text:span> [Vložte odkaz]</text:p>
        </text:list-item>
      </text:list>
      <text:p text:style-name="Standard"/>
      <text:p text:style-name="P16"><text:bookmark text:name="_qx7k4p3v7m28"/><text:soft-page-break/>9. Závěrečná sebereflexe týmu</text:p>
      <text:p text:style-name="P25">(Vyplňte na úplný závěr projektu)</text:p>
      <text:list text:style-name="WWNum2">
        <text:list-item>
          <text:p text:style-name="P42">Co se dařilo / co se povedlo nejvíce?</text:p>
          <text:list>
            <text:list-item>
              <text:p text:style-name="P43">[Doplňte]</text:p>
            </text:list-item>
          </text:list>
        </text:list-item>
        <text:list-item>
          <text:p text:style-name="P44">Co se naopak nedařilo / co dělalo největší problémy?</text:p>
          <text:list>
            <text:list-item>
              <text:p text:style-name="P43">[Doplňte]</text:p>
            </text:list-item>
          </text:list>
        </text:list-item>
        <text:list-item>
          <text:p text:style-name="P44">Jak spolupracoval tým? (Zhodnocení naší práce)</text:p>
          <text:list>
            <text:list-item>
              <text:p text:style-name="P45">[Doplňte]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>
      <svg:font-face-src>
        <svg:font-face-uri xlink:href="Fonts/Font_Trebuchet_MS_1.ttf" xlink:type="simple" loext:font-style="normal" loext:font-weight="normal">
          <svg:font-face-format svg:string="truetype"/>
        </svg:font-face-uri>
      </svg:font-face-src>
    </style:font-face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202124" loext:opacity="100%" style:font-name="Roboto" fo:font-size="12pt" fo:language="cs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fo:color="#202124" loext:opacity="100%" style:font-name="Roboto" fo:font-size="12pt" fo:language="cs" fo:country="none" style:letter-kerning="false" fo:background-color="#ffffff" style:font-name-asian="Roboto1" style:font-size-asian="12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margin-top="0.353cm" fo:margin-bottom="0cm" style:contextual-spacing="false" fo:line-height="125%" fo:text-indent="-0.635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cm" style:contextual-spacing="false" fo:line-height="125%" fo:keep-together="always" fo:break-before="auto" fo:break-after="auto" fo:keep-with-next="always"/>
      <style:text-properties fo:color="#039be5" loext:opacity="100%" style:font-name="Proxima Nova" fo:font-family="'Proxima Nova'" style:font-family-generic="roman" style:font-pitch="variable" fo:font-size="18pt" style:font-name-asian="Proxima Nova1" style:font-family-asian="'Proxima Nova'" style:font-family-generic-asian="system" style:font-pitch-asian="variable" style:font-size-asian="18pt" style:font-name-complex="Proxima Nova1" style:font-family-complex="'Proxima Nova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353cm" fo:margin-bottom="0cm" style:contextual-spacing="false" fo:line-height="125%" fo:keep-together="always" fo:break-before="auto" fo:break-after="auto" fo:keep-with-next="always"/>
      <style:text-properties style:font-name="Proxima Nova" fo:font-family="'Proxima Nova'" style:font-family-generic="roman" style:font-pitch="variable" fo:font-size="14pt" style:font-name-asian="Proxima Nova1" style:font-family-asian="'Proxima Nova'" style:font-family-generic-asian="system" style:font-pitch-asian="variable" style:font-size-asian="14pt" style:font-name-complex="Proxima Nova1" style:font-family-complex="'Proxima Nova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fo:color="#039be5" loext:opacity="100%"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fo:color="#404040" loext:opacity="100%" fo:font-size="24pt" style:font-size-asian="24pt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1$Windows_X86_64 LibreOffice_project/cde5f182e321816108385dd3739c4295be919062</meta:generator>
    <dc:date>2026-03-28T11:22:50.207885200</dc:date>
    <meta:editing-duration>PT12M46S</meta:editing-duration>
    <meta:editing-cycles>2</meta:editing-cycles>
    <meta:document-statistic meta:table-count="1" meta:image-count="0" meta:object-count="0" meta:page-count="4" meta:paragraph-count="67" meta:word-count="559" meta:character-count="3567" meta:non-whitespace-character-count="3097"/>
  </office:meta>
</office:document-meta>
</file>